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12.7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on_ur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ufacture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di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linder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e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omete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chnical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_statu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miss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iv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int_colo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_ur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seles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00/00/0000</text:date>, <text:time style:data-style-name="N2" text:time-value="16:42:56.784807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2:11:35.313349744</meta:creation-date>
    <meta:generator>LibreOffice/5.1.6.2$Linux_X86_64 LibreOffice_project/10m0$Build-2</meta:generator>
    <dc:date>2020-04-20T22:21:16.511837640</dc:date>
    <meta:editing-duration>PT21H49M38S</meta:editing-duration>
    <meta:editing-cycles>5</meta:editing-cycles>
    <meta:document-statistic meta:table-count="1" meta:cell-count="105" meta:object-count="0"/>
  </office:meta>
</office:document-meta>
</file>